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4792a" officeooo:paragraph-rsid="0004792a"/>
    </style:style>
    <style:style style:name="P2" style:family="paragraph" style:parent-style-name="Standard" style:list-style-name="List_20_1">
      <style:text-properties fo:language="en" fo:country="US" officeooo:rsid="00055337" officeooo:paragraph-rsid="00055337"/>
    </style:style>
    <style:style style:name="P3" style:family="paragraph" style:parent-style-name="Standard" style:list-style-name="List_20_1">
      <style:text-properties fo:language="en" fo:country="US" officeooo:rsid="0005e7ab" officeooo:paragraph-rsid="0005e7ab"/>
    </style:style>
    <style:style style:name="P4" style:family="paragraph" style:parent-style-name="Standard">
      <style:text-properties fo:language="en" fo:country="US" officeooo:rsid="0005e7ab" officeooo:paragraph-rsid="0005e7ab"/>
    </style:style>
    <style:style style:name="P5" style:family="paragraph" style:parent-style-name="Standard">
      <style:text-properties officeooo:paragraph-rsid="0004d368"/>
    </style:style>
    <style:style style:name="T1" style:family="text">
      <style:text-properties fo:language="en" fo:country="US" officeooo:rsid="0004d368"/>
    </style:style>
    <style:style style:name="T2" style:family="text">
      <style:text-properties fo:language="en" fo:country="US" officeooo:rsid="00055337"/>
    </style:style>
    <style:style style:name="T3" style:family="text">
      <style:text-properties fo:language="en" fo:country="US" officeooo:rsid="0005e7ab"/>
    </style:style>
    <style:style style:name="T4" style:family="text">
      <style:text-properties officeooo:rsid="0004d368"/>
    </style:style>
    <style:style style:name="T5" style:family="text">
      <style:text-properties officeooo:rsid="0005e7ab"/>
    </style:style>
    <style:style style:name="T6" style:family="text">
      <style:text-properties officeooo:rsid="0007d26c"/>
    </style:style>
    <style:style style:name="T7" style:family="text">
      <style:text-properties officeooo:rsid="0009b3c5"/>
    </style:style>
    <style:style style:name="T8" style:family="text">
      <style:text-properties officeooo:rsid="0009ea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ulation 01 explanation </text:p>
      <text:p text:style-name="P1"/>
      <text:p text:style-name="P1">The urn is structured as a class. It´s constructor receive 3 variables “t_azul”, “t_branco” and “matriz”. Which are initial blue balls number, <text:span text:style-name="T4">initial</text:span> white balls number and reposition matrix <text:span text:style-name="T4">respectively.</text:span></text:p>
      <text:p text:style-name="P5"><text:span text:style-name="T1">It is composed by 7 variables and 2 modules, which are “</text:span><text:span text:style-name="T2">azul</text:span><text:span text:style-name="T1">”, “</text:span><text:span text:style-name="T2">branco</text:span><text:span text:style-name="T1">”, “</text:span><text:span text:style-name="T2">t_azul</text:span><text:span text:style-name="T1">”, “</text:span><text:span text:style-name="T2">t_branco</text:span><text:span text:style-name="T1">”, “</text:span><text:span text:style-name="T2">S</text:span><text:span text:style-name="T1">”, <text:s text:c="2"/>“</text:span><text:span text:style-name="T2">matriz</text:span><text:span text:style-name="T1">” </text:span><text:span text:style-name="T3">and </text:span><text:span text:style-name="T2">“urna”. Each one of them are:</text:span></text:p>
      <text:list xml:id="list3028672037" text:style-name="List_20_1">
        <text:list-item>
          <text:p text:style-name="P2">“azul”: the representation of blue balls in the “urna” array;</text:p>
        </text:list-item>
        <text:list-item>
          <text:p text:style-name="P2">“branco”: the representation of white balls in the “urna” array;</text:p>
        </text:list-item>
        <text:list-item>
          <text:p text:style-name="P2">“<text:span text:style-name="T5">t_azul</text:span>”: <text:span text:style-name="T5">the total number of blue balls in the urn;</text:span></text:p>
        </text:list-item>
        <text:list-item>
          <text:p text:style-name="P2">“<text:span text:style-name="T5">t_branco</text:span>”: <text:span text:style-name="T5">the total number white balls in the urn;</text:span></text:p>
        </text:list-item>
        <text:list-item>
          <text:p text:style-name="P2">“<text:span text:style-name="T5">S</text:span>”: <text:span text:style-name="T5">the total number of balls in the urn;</text:span></text:p>
        </text:list-item>
        <text:list-item>
          <text:p text:style-name="P2">“<text:span text:style-name="T5">matriz</text:span>”: <text:span text:style-name="T5">the urn´s reposition matrix;</text:span></text:p>
        </text:list-item>
        <text:list-item>
          <text:p text:style-name="P3">“urna”: Array that represents the urn itself.</text:p>
        </text:list-item>
      </text:list>
      <text:p text:style-name="P4"/>
      <text:p text:style-name="P4">Furthermore, the 2 modules are init, that append to the urn array the be<text:span text:style-name="T6">ginning number of balls, and <text:s/>“emular”, this one simulate the polya step by step until a given number of iterations. </text:span><text:span text:style-name="T7">This module generate a radom position of the “urna” array, each maybe any of 0 to (“S”-1). The position may represent a blue or whit</text:span><text:span text:style-name="T8">e. The next step is to addition the balls, number and color will be defined by the reposition matrix in “matriz” according to Polya urn rules. Finally, after all iterations are done, “t_azul”, “t_branco” and “S” are recalculated and the ration between “t_azul” and “S”, and the ration between “t_branco” and “S” return as the result of the simul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9T14:01:45.700000000</meta:creation-date>
    <dc:date>2020-07-09T15:35:35.806000000</dc:date>
    <meta:editing-duration>PT8M17S</meta:editing-duration>
    <meta:editing-cycles>1</meta:editing-cycles>
    <meta:document-statistic meta:table-count="0" meta:image-count="0" meta:object-count="0" meta:page-count="1" meta:paragraph-count="11" meta:word-count="240" meta:character-count="1408" meta:non-whitespace-character-count="1182"/>
    <meta:generator>LibreOffice/6.4.1.2$Windows_X86_64 LibreOffice_project/4d224e95b98b138af42a64d84056446d09082932</meta:generator>
  </office:meta>
</office:document-meta>
</file>